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510H16M22.066S" calcext:value-type="time">
            <text:p>510:1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29M57.609S" calcext:value-type="time">
            <text:p>01:29 PM</text:p>
          </table:table-cell>
          <table:table-cell table:style-name="ce18" table:formula="of:=IF([.C95]-[.B95] &gt; 0; [.C95]-[.B95]; 0)" office:value-type="time" office:time-value="PT05H28M55.231S" calcext:value-type="time">
            <text:p>05:28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5H28M55.231S" calcext:value-type="time">
            <text:p>05:28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39H17M07.392S" calcext:value-type="time">
            <text:p>39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07:34:52.7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1T13:00:08.365000000</dc:date>
    <dc:creator>Benjamin Laws</dc:creator>
    <meta:editing-duration>P21DT4H22M19S</meta:editing-duration>
    <meta:editing-cycles>572</meta:editing-cycles>
    <meta:generator>LibreOffice/7.2.6.2$Windows_X86_64 LibreOffice_project/b0ec3a565991f7569a5a7f5d24fed7f52653d754</meta:generator>
    <meta:document-statistic meta:table-count="2" meta:cell-count="769" meta:object-count="0"/>
  </office:meta>
</office:document-meta>
</file>